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2.13   |   <text:a xlink:type="simple" xlink:href="http://palinfo.habago.org/Entry?Command=Information_PrintForum#FORUM40407"><text:span text:style-name="T1">#</text:span></text:a></text:p>
      <text:p text:style-name="P2">聖方濟的禱告</text:p>
      <text:p text:style-name="P2">主啊！</text:p>
      <text:p text:style-name="P2">求你讓我成為你和平的器具</text:p>
      <text:p text:style-name="P2">在有仇恨的地方，撒下愛的種子；</text:p>
      <text:p text:style-name="P2">在有懷疑之處，使人篤信不移；</text:p>
      <text:p text:style-name="P2">絕望中，帶來希望；</text:p>
      <text:p text:style-name="P2">黑暗裏，透露曙光；</text:p>
      <text:p text:style-name="P2">在那憂傷之地，散發喜悅</text:p>
      <text:p text:style-name="P2"/>
      <text:p text:style-name="P2">主啊！</text:p>
      <text:p text:style-name="P2">求你讓我能不求別人的安慰，而能安慰別人；</text:p>
      <text:p text:style-name="P2">不求別人的了解，而能了解別人；</text:p>
      <text:p text:style-name="P2">不求別人的愛，而能愛人；</text:p>
      <text:p text:style-name="P2">在施予中，我們有所收穫；</text:p>
      <text:p text:style-name="P2">赦免別人的同時，我們也得到赦免；</text:p>
      <text:p text:style-name="P2">當我們死的時候，要活在那永遠的世界</text:p>
      <text:p text:style-name="P2"/>
      <text:p text:style-name="P2">【陳真按：林義雄把這禱告詞，刻於林宅墓園後方；墓碑前方則刻著一段佛經：「我應如日，普照一切，不求恩報。」列寧說，「世上如果有十個聖方濟，就不會有共產主義了。」很難想像世上曾有這樣善良的人，彷彿光芒及於一切生靈，對弱小生命特別憐憫，因此有人說他是「動物的守護者」。】</text:p>
      <text:p text:style-name="P2"/>
      <text:p text:style-name="P2">Make Me an Instrument of Your Peace－St. Francis of Assisi</text:p>
      <text:p text:style-name="P2"/>
      <text:p text:style-name="P2">Lord, make me an instrument of Your peace.</text:p>
      <text:p text:style-name="P2">Where there is hatred, let me sow love;</text:p>
      <text:p text:style-name="P2">Where there is doubt, faith;</text:p>
      <text:p text:style-name="P2">Where there is despair, hope;</text:p>
      <text:p text:style-name="P2">Where there is darkness, light;</text:p>
      <text:p text:style-name="P2">Where there is sadness, joy.</text:p>
      <text:p text:style-name="P2"/>
      <text:p text:style-name="P2">O, Divine Master, grant that I may not so much seek</text:p>
      <text:p text:style-name="P2">to be consoled as to console;</text:p>
      <text:p text:style-name="P2">To be understood as to understand;</text:p>
      <text:p text:style-name="P2">To be loved as to love;</text:p>
      <text:p text:style-name="P2">For it is in giving that we are pardoned;</text:p>
      <text:p text:style-name="P2">It is in pardoning that we are pardoned;</text:p>
      <text:p text:style-name="P2">It is in dying that we are born again to eternal li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